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5mm"/>
    </style:style>
    <style:style style:name="co2" style:family="table-column">
      <style:table-column-properties fo:break-before="auto" style:column-width="25.96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6.65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33.95mm"/>
    </style:style>
    <style:style style:name="co7" style:family="table-column">
      <style:table-column-properties fo:break-before="auto" style:column-width="50.29mm"/>
    </style:style>
    <style:style style:name="co8" style:family="table-column">
      <style:table-column-properties fo:break-before="auto" style:column-width="222.8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order-left="0.99pt groove #000000" fo:border-right="none" fo:border-top="0.99pt groove 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0066ff"/>
    </style:style>
    <style:style style:name="ce3" style:family="table-cell" style:parent-style-name="Default">
      <style:text-properties fo:color="#336633"/>
    </style:style>
    <style:style style:name="ce4" style:family="table-cell" style:parent-style-name="Default">
      <style:table-cell-properties fo:border-bottom="0.99pt groove #000000" fo:border-left="none" fo:border-right="none" fo:border-top="0.99pt groove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&quot;X&quot;" style:apply-style-name="Untitled2" style:base-cell-address="Sheet1.E2"/>
    </style:style>
    <style:style style:name="ce7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8" style:family="table-cell" style:parent-style-name="Default">
      <style:map style:condition="cell-content()=&quot;X&quot;" style:apply-style-name="Untitled3" style:base-cell-address="Sheet1.E9"/>
    </style:style>
    <style:style style:name="ce9" style:family="table-cell" style:parent-style-name="Default">
      <style:map style:condition="cell-content()=&quot;X&quot;" style:apply-style-name="Untitled3" style:base-cell-address="Sheet1.L33"/>
    </style:style>
    <style:style style:name="ce10" style:family="table-cell" style:parent-style-name="Default">
      <style:map style:condition="cell-content()=&quot;X&quot;" style:apply-style-name="Untitled3" style:base-cell-address="Sheet1.N32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13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14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15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16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17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18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19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0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1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2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3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4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5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6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7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8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29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0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1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2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3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4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5" style:family="table-cell" style:parent-style-name="Default">
      <style:map style:condition="cell-content()=&quot;X&quot;" style:apply-style-name="Untitled2" style:base-cell-address="Sheet1.E2"/>
    </style:style>
    <style:style style:name="ce36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7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8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39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0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1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2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3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4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5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6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7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8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49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0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1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2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3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4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5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6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7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8" style:family="table-cell" style:parent-style-name="Default">
      <style:table-cell-properties fo:background-color="transparent"/>
      <style:map style:condition="cell-content()=&quot;X&quot;" style:apply-style-name="Untitled3" style:base-cell-address="Sheet1.E9"/>
    </style:style>
    <style:style style:name="ce59" style:family="table-cell" style:parent-style-name="Default">
      <style:table-cell-properties fo:border-bottom="0.99pt groove #000000" fo:border-left="none" fo:border-right="0.99pt groove #000000" fo:border-top="0.99pt groove #000000"/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ato" fo:font-size="9pt" fo:font-style="italic" style:font-size-asian="9pt" style:font-style-asian="italic" style:font-size-complex="9pt" style:font-style-complex="italic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9pt" fo:language="nl" fo:country="NL" fo:font-style="italic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number-columns-repeated="5" table:default-cell-style-name="ce7"/>
        <table:table-column table:style-name="co5" table:number-columns-repeated="7" table:default-cell-style-name="ce7"/>
        <table:table-column table:style-name="co6" table:default-cell-style-name="Default"/>
        <table:table-column table:style-name="co7" table:default-cell-style-name="ce35"/>
        <table:table-column table:style-name="co8" table:default-cell-style-name="ce61"/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 office:value-type="string" calcext:value-type="string">
            <text:p>subsubtype</text:p>
          </table:table-cell>
          <table:table-cell table:style-name="ce4" office:value-type="string" calcext:value-type="string">
            <text:p>hierarchy</text:p>
          </table:table-cell>
          <table:table-cell table:style-name="ce4" office:value-type="string" calcext:value-type="string">
            <text:p>z5</text:p>
          </table:table-cell>
          <table:table-cell table:style-name="ce4" office:value-type="string" calcext:value-type="string">
            <text:p>z6</text:p>
          </table:table-cell>
          <table:table-cell table:style-name="ce4" office:value-type="string" calcext:value-type="string">
            <text:p>z7</text:p>
          </table:table-cell>
          <table:table-cell table:style-name="ce4" office:value-type="string" calcext:value-type="string">
            <text:p>z8</text:p>
          </table:table-cell>
          <table:table-cell table:style-name="ce4" office:value-type="string" calcext:value-type="string">
            <text:p>z9</text:p>
          </table:table-cell>
          <table:table-cell table:style-name="ce4" office:value-type="string" calcext:value-type="string">
            <text:p>z10</text:p>
          </table:table-cell>
          <table:table-cell table:style-name="ce4" office:value-type="string" calcext:value-type="string">
            <text:p>z11</text:p>
          </table:table-cell>
          <table:table-cell table:style-name="ce4" office:value-type="string" calcext:value-type="string">
            <text:p>z12</text:p>
          </table:table-cell>
          <table:table-cell table:style-name="ce4" office:value-type="string" calcext:value-type="string">
            <text:p>z13</text:p>
          </table:table-cell>
          <table:table-cell table:style-name="ce4" office:value-type="string" calcext:value-type="string">
            <text:p>z14</text:p>
          </table:table-cell>
          <table:table-cell table:style-name="ce4" office:value-type="string" calcext:value-type="string">
            <text:p>z15</text:p>
          </table:table-cell>
          <table:table-cell table:style-name="ce4" office:value-type="string" calcext:value-type="string">
            <text:p>z16</text:p>
          </table:table-cell>
          <table:table-cell table:style-name="ce4" office:value-type="string" calcext:value-type="string">
            <text:p>Source Dataset</text:p>
          </table:table-cell>
          <table:table-cell table:style-name="ce4" office:value-type="string" calcext:value-type="string">
            <text:p>Geometry type Source data</text:p>
          </table:table-cell>
          <table:table-cell table:style-name="ce59"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oreign</text:p>
          </table:table-cell>
          <table:table-cell table:style-name="Default"/>
          <table:table-cell table:number-columns-repeated="12" table:style-name="ce6" office:value-type="string" calcext:value-type="string">
            <text:p>X</text:p>
          </table:table-cell>
          <table:table-cell office:value-type="string" calcext:value-type="string">
            <text:p>ne_10m_admin_0_countries 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omestic</text:p>
          </table:table-cell>
          <table:table-cell table:style-name="Default"/>
          <table:table-cell table:number-columns-repeated="5" table:style-name="ce6" office:value-type="string" calcext:value-type="string">
            <text:p>X</text:p>
          </table:table-cell>
          <table:table-cell table:style-name="ce6" table:number-columns-repeated="7"/>
          <table:table-cell table:style-name="ce11" office:value-type="string" calcext:value-type="string">
            <text:p>ne_10m_admin_0_countries 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province</text:p>
          </table:table-cell>
          <table:table-cell/>
          <table:table-cell table:style-name="Default"/>
          <table:table-cell table:number-columns-repeated="5" table:style-name="ce6" office:value-type="string" calcext:value-type="string">
            <text:p>X</text:p>
          </table:table-cell>
          <table:table-cell table:style-name="ce6" table:number-columns-repeated="7"/>
          <table:table-cell table:style-name="ce11" office:value-type="string" calcext:value-type="string">
            <text:p>top500.registratiefgebie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dmin </text:p>
          </table:table-cell>
          <table:table-cell office:value-type="string" calcext:value-type="string">
            <text:p>municpality</text:p>
          </table:table-cell>
          <table:table-cell/>
          <table:table-cell table:style-name="Default" office:value-type="string" calcext:value-type="string">
            <text:p>1 ,2, 3 </text:p>
          </table:table-cell>
          <table:table-cell table:style-name="ce6" table:number-columns-repeated="4"/>
          <table:table-cell table:number-columns-repeated="8" table:style-name="ce6" office:value-type="string" calcext:value-type="string">
            <text:p>X</text:p>
          </table:table-cell>
          <table:table-cell office:value-type="string" calcext:value-type="string">
            <text:p>iisg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district</text:p>
          </table:table-cell>
          <table:table-cell/>
          <table:table-cell table:style-name="Default"/>
          <table:table-cell table:style-name="ce6" table:number-columns-repeated="7"/>
          <table:table-cell table:number-columns-repeated="5" table:style-name="ce6" office:value-type="string" calcext:value-type="string">
            <text:p>X</text:p>
          </table:table-cell>
          <table:table-cell office:value-type="string" calcext:value-type="string">
            <text:p>cb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neighbourhood</text:p>
          </table:table-cell>
          <table:table-cell/>
          <table:table-cell table:style-name="Default"/>
          <table:table-cell table:style-name="ce6" table:number-columns-repeated="7"/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cbs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/>
          <table:table-cell table:style-name="ce4" office:value-type="string" calcext:value-type="string">
            <text:p>hierarchy</text:p>
          </table:table-cell>
          <table:table-cell table:style-name="ce4" office:value-type="string" calcext:value-type="string">
            <text:p>z5</text:p>
          </table:table-cell>
          <table:table-cell table:style-name="ce4" office:value-type="string" calcext:value-type="string">
            <text:p>z6</text:p>
          </table:table-cell>
          <table:table-cell table:style-name="ce4" office:value-type="string" calcext:value-type="string">
            <text:p>z7</text:p>
          </table:table-cell>
          <table:table-cell table:style-name="ce4" office:value-type="string" calcext:value-type="string">
            <text:p>z8</text:p>
          </table:table-cell>
          <table:table-cell table:style-name="ce4" office:value-type="string" calcext:value-type="string">
            <text:p>z9</text:p>
          </table:table-cell>
          <table:table-cell table:style-name="ce4" office:value-type="string" calcext:value-type="string">
            <text:p>z10</text:p>
          </table:table-cell>
          <table:table-cell table:style-name="ce4" office:value-type="string" calcext:value-type="string">
            <text:p>z11</text:p>
          </table:table-cell>
          <table:table-cell table:style-name="ce4" office:value-type="string" calcext:value-type="string">
            <text:p>z12</text:p>
          </table:table-cell>
          <table:table-cell table:style-name="ce4" office:value-type="string" calcext:value-type="string">
            <text:p>z13</text:p>
          </table:table-cell>
          <table:table-cell table:style-name="ce4" office:value-type="string" calcext:value-type="string">
            <text:p>z14</text:p>
          </table:table-cell>
          <table:table-cell table:style-name="ce4" office:value-type="string" calcext:value-type="string">
            <text:p>z15</text:p>
          </table:table-cell>
          <table:table-cell table:style-name="ce4" office:value-type="string" calcext:value-type="string">
            <text:p>z16</text:p>
          </table:table-cell>
          <table:table-cell table:style-name="ce4" office:value-type="string" calcext:value-type="string">
            <text:p>Source Dataset</text:p>
          </table:table-cell>
          <table:table-cell table:style-name="ce4"/>
          <table:table-cell table:style-name="ce59"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table:style-name="ce7" office:value-type="string" calcext:value-type="string">
            <text:p>Top10NL</text:p>
          </table:table-cell>
          <table:table-cell table:style-name="ce36" office:value-type="string" calcext:value-type="string">
            <text:p>POLYGON</text:p>
          </table:table-cell>
          <table:table-cell table:style-name="ce60" office:value-type="string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 office:value-type="string" calcext:value-type="string">
            <text:p>X</text:p>
          </table:table-cell>
          <table:table-cell table:style-name="ce12" office:value-type="string" calcext:value-type="string">
            <text:p>Top10NL</text:p>
          </table:table-cell>
          <table:table-cell table:style-name="ce37" office:value-type="string" calcext:value-type="string">
            <text:p>POLYGON</text:p>
          </table:table-cell>
          <table:table-cell table:style-name="ce60" office:value-type="string" calcext:value-type="string">
            <text:p>Province capitals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10" office:value-type="string" calcext:value-type="string">
            <text:p>X</text:p>
          </table:table-cell>
          <table:table-cell table:style-name="ce13" office:value-type="string" calcext:value-type="string">
            <text:p>Top10NL</text:p>
          </table:table-cell>
          <table:table-cell table:style-name="ce38" office:value-type="string" calcext:value-type="string">
            <text:p>POLYGON</text:p>
          </table:table-cell>
          <table:table-cell office:value-type="string" calcext:value-type="string">
            <text:p>Inhabitans &gt;= 100000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10" office:value-type="string" calcext:value-type="string">
            <text:p>X</text:p>
          </table:table-cell>
          <table:table-cell table:style-name="ce14" office:value-type="string" calcext:value-type="string">
            <text:p>Top10NL</text:p>
          </table:table-cell>
          <table:table-cell table:style-name="ce39" office:value-type="string" calcext:value-type="string">
            <text:p>POLYGON</text:p>
          </table:table-cell>
          <table:table-cell office:value-type="string" calcext:value-type="string">
            <text:p>aantalinwoners &lt; 100000 AND aantalinwoners &gt;= 50000 ) AND typegebied = 'woonkern'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style-name="ce15" office:value-type="string" calcext:value-type="string">
            <text:p>Top10NL</text:p>
          </table:table-cell>
          <table:table-cell table:style-name="ce40" office:value-type="string" calcext:value-type="string">
            <text:p>POLYGON</text:p>
          </table:table-cell>
          <table:table-cell office:value-type="string" calcext:value-type="string">
            <text:p>aantalinwoners &lt; 50000 AND aantalinwoners &gt;= 20000 ) AND typegebied = 'woonkern'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8" office:value-type="string" calcext:value-type="string">
            <text:p>X</text:p>
          </table:table-cell>
          <table:table-cell table:style-name="ce16" office:value-type="string" calcext:value-type="string">
            <text:p>Top10NL</text:p>
          </table:table-cell>
          <table:table-cell table:style-name="ce41" office:value-type="string" calcext:value-type="string">
            <text:p>POLYGON</text:p>
          </table:table-cell>
          <table:table-cell office:value-type="string" calcext:value-type="string">
            <text:p>aantalinwoners &lt; 20000 AND aantalinwoners &gt;= 5000 ) AND typegebied = 'woonkern'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table:number-columns-repeated="7" office:value-type="string" calcext:value-type="string">
            <text:p>X</text:p>
          </table:table-cell>
          <table:table-cell table:style-name="ce17" office:value-type="string" calcext:value-type="string">
            <text:p>Top10NL</text:p>
          </table:table-cell>
          <table:table-cell table:style-name="ce42" office:value-type="string" calcext:value-type="string">
            <text:p>POLYGON</text:p>
          </table:table-cell>
          <table:table-cell office:value-type="string" calcext:value-type="string">
            <text:p>Aantalinwoners &lt; 5000 AND aantalinwoners &gt;= 1000 ) AND typegebied = 'woonkern'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18" office:value-type="string" calcext:value-type="string">
            <text:p>Top10NL</text:p>
          </table:table-cell>
          <table:table-cell table:style-name="ce43" office:value-type="string" calcext:value-type="string">
            <text:p>POLYGON</text:p>
          </table:table-cell>
          <table:table-cell office:value-type="string" calcext:value-type="string">
            <text:p>aantalinwoners &lt; 1000 AND aantalinwoners &gt;= 1 ) AND typegebied = 'woonkern'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urban_distric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number-columns-repeated="7" office:value-type="string" calcext:value-type="string">
            <text:p>X</text:p>
          </table:table-cell>
          <table:table-cell table:style-name="ce19" office:value-type="string" calcext:value-type="string">
            <text:p>Top10NL</text:p>
          </table:table-cell>
          <table:table-cell table:style-name="ce44" office:value-type="string" calcext:value-type="string">
            <text:p>POINT and POLYGON</text:p>
          </table:table-cell>
          <table:table-cell table:style-name="ce60" office:value-type="string" calcext:value-type="string">
            <text:p>stadsdeel (POINT &amp; POLYGON source)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urban_distric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0" office:value-type="string" calcext:value-type="string">
            <text:p>Top10NL</text:p>
          </table:table-cell>
          <table:table-cell table:style-name="ce20" office:value-type="string" calcext:value-type="string">
            <text:p>POINT and POLYGON</text:p>
          </table:table-cell>
          <table:table-cell table:style-name="ce60" office:value-type="string" calcext:value-type="string">
            <text:p>Wijk ( POINT &amp; POLYGON source)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urban_distric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1" office:value-type="string" calcext:value-type="string">
            <text:p>Top10NL</text:p>
          </table:table-cell>
          <table:table-cell table:style-name="ce45" office:value-type="string" calcext:value-type="string">
            <text:p>POINT and POLYGON</text:p>
          </table:table-cell>
          <table:table-cell table:style-name="ce60" office:value-type="string" calcext:value-type="string">
            <text:p>buurt (POINT &amp; POLYGON source)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2" office:value-type="string" calcext:value-type="string">
            <text:p>Top10NL</text:p>
          </table:table-cell>
          <table:table-cell table:style-name="ce22" office:value-type="string" calcext:value-type="string">
            <text:p>POLYGON</text:p>
          </table:table-cell>
          <table:table-cell table:style-name="ce60" office:value-type="string" calcext:value-type="string">
            <text:p>typegebied=deelkern POLYGON source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3" office:value-type="string" calcext:value-type="string">
            <text:p>Top10NL</text:p>
          </table:table-cell>
          <table:table-cell table:style-name="ce46" office:value-type="string" calcext:value-type="string">
            <text:p>POLYGON</text:p>
          </table:table-cell>
          <table:table-cell table:style-name="ce60" office:value-type="string" calcext:value-type="string">
            <text:p>typegebied=gehucht POLYGON source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4" office:value-type="string" calcext:value-type="string">
            <text:p>Top10NL</text:p>
          </table:table-cell>
          <table:table-cell table:style-name="ce47" office:value-type="string" calcext:value-type="string">
            <text:p>POLYGON</text:p>
          </table:table-cell>
          <table:table-cell table:style-name="ce60" office:value-type="string" calcext:value-type="string">
            <text:p>typegebied=buurtschap POLYGON source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5" office:value-type="string" calcext:value-type="string">
            <text:p>Top10NL</text:p>
          </table:table-cell>
          <table:table-cell table:style-name="ce48" office:value-type="string" calcext:value-type="string">
            <text:p>POINT</text:p>
          </table:table-cell>
          <table:table-cell table:style-name="ce60" office:value-type="string" calcext:value-type="string">
            <text:p>typegebied=deelkern POINT source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6" office:value-type="string" calcext:value-type="string">
            <text:p>Top10NL</text:p>
          </table:table-cell>
          <table:table-cell table:style-name="ce49" office:value-type="string" calcext:value-type="string">
            <text:p>POINT</text:p>
          </table:table-cell>
          <table:table-cell table:style-name="ce60" office:value-type="string" calcext:value-type="string">
            <text:p>typegebied=gehucht POINT source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ettle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7" office:value-type="string" calcext:value-type="string">
            <text:p>Top10NL</text:p>
          </table:table-cell>
          <table:table-cell table:style-name="ce50" office:value-type="string" calcext:value-type="string">
            <text:p>POINT</text:p>
          </table:table-cell>
          <table:table-cell table:style-name="ce60" office:value-type="string" calcext:value-type="string">
            <text:p>typegebied=buurtschap POINT source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/>
          <table:table-cell table:style-name="ce4" office:value-type="string" calcext:value-type="string">
            <text:p>hierarchy</text:p>
          </table:table-cell>
          <table:table-cell table:style-name="ce4" office:value-type="string" calcext:value-type="string">
            <text:p>z5</text:p>
          </table:table-cell>
          <table:table-cell table:style-name="ce4" office:value-type="string" calcext:value-type="string">
            <text:p>z6</text:p>
          </table:table-cell>
          <table:table-cell table:style-name="ce4" office:value-type="string" calcext:value-type="string">
            <text:p>z7</text:p>
          </table:table-cell>
          <table:table-cell table:style-name="ce4" office:value-type="string" calcext:value-type="string">
            <text:p>z8</text:p>
          </table:table-cell>
          <table:table-cell table:style-name="ce4" office:value-type="string" calcext:value-type="string">
            <text:p>z9</text:p>
          </table:table-cell>
          <table:table-cell table:style-name="ce4" office:value-type="string" calcext:value-type="string">
            <text:p>z10</text:p>
          </table:table-cell>
          <table:table-cell table:style-name="ce4" office:value-type="string" calcext:value-type="string">
            <text:p>z11</text:p>
          </table:table-cell>
          <table:table-cell table:style-name="ce4" office:value-type="string" calcext:value-type="string">
            <text:p>z12</text:p>
          </table:table-cell>
          <table:table-cell table:style-name="ce4" office:value-type="string" calcext:value-type="string">
            <text:p>z13</text:p>
          </table:table-cell>
          <table:table-cell table:style-name="ce4" office:value-type="string" calcext:value-type="string">
            <text:p>z14</text:p>
          </table:table-cell>
          <table:table-cell table:style-name="ce4" office:value-type="string" calcext:value-type="string">
            <text:p>z15</text:p>
          </table:table-cell>
          <table:table-cell table:style-name="ce4" office:value-type="string" calcext:value-type="string">
            <text:p>z16</text:p>
          </table:table-cell>
          <table:table-cell table:style-name="ce4" office:value-type="string" calcext:value-type="string">
            <text:p>Source Dataset</text:p>
          </table:table-cell>
          <table:table-cell table:style-name="ce4"/>
          <table:table-cell table:style-name="ce59" office:value-type="string" calcext:value-type="string">
            <text:p>Filter</text:p>
          </table:table-cell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number-columns-repeated="4"/>
          <table:table-cell table:number-columns-repeated="8" table:style-name="ce8" office:value-type="string" calcext:value-type="string">
            <text:p>X</text:p>
          </table:table-cell>
          <table:table-cell table:style-name="ce28" office:value-type="string" calcext:value-type="string">
            <text:p>Top10NL</text:p>
          </table:table-cell>
          <table:table-cell table:style-name="ce51" office:value-type="string" calcext:value-type="string">
            <text:p>POLYGON</text:p>
          </table:table-cell>
          <table:table-cell office:value-type="string" calcext:value-type="string">
            <text:p>Top10NL: typegeografischgebied = 'watergebied' OR typegeografischgebied = 'zee'</text:p>
          </table:table-cell>
        </table:table-row>
        <table:table-row table:style-name="ro3">
          <table:table-cell table:style-name="ce2" office:value-type="string" calcext:value-type="string">
            <text:p>wate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number-columns-repeated="7"/>
          <table:table-cell table:number-columns-repeated="5" table:style-name="ce8" office:value-type="string" calcext:value-type="string">
            <text:p>X</text:p>
          </table:table-cell>
          <table:table-cell table:style-name="ce29" office:value-type="string" calcext:value-type="string">
            <text:p>Top10NL</text:p>
          </table:table-cell>
          <table:table-cell table:style-name="ce52" office:value-type="string" calcext:value-type="string">
            <text:p>POLYGON</text:p>
          </table:table-cell>
          <table:table-cell office:value-type="string" calcext:value-type="string">
            <text:p>Top10NL: typegeografischgebied = 'bank, ondiepte, plaat' OR typegeografischgebied = 'geul, vaargeul' OR typegeografischgebied = 'wad' OR typegeografischgebied = 'zeegat, zeearm'</text:p>
          </table:table-cell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8" table:number-columns-repeated="5"/>
          <table:table-cell table:number-columns-repeated="7" table:style-name="ce8" office:value-type="string" calcext:value-type="string">
            <text:p>X</text:p>
          </table:table-cell>
          <table:table-cell table:style-name="ce30" office:value-type="string" calcext:value-type="string">
            <text:p>Top10NL</text:p>
          </table:table-cell>
          <table:table-cell table:style-name="ce53" office:value-type="string" calcext:value-type="string">
            <text:p>POLYGON</text:p>
          </table:table-cell>
          <table:table-cell office:value-type="string" calcext:value-type="string">
            <text:p>Top10NL: typewater = 'zee' OR typewater = 'meer, plas' </text:p>
          </table:table-cell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8" table:number-columns-repeated="7"/>
          <table:table-cell table:number-columns-repeated="5" table:style-name="ce8" office:value-type="string" calcext:value-type="string">
            <text:p>X</text:p>
          </table:table-cell>
          <table:table-cell table:style-name="ce31" office:value-type="string" calcext:value-type="string">
            <text:p>Top10NL</text:p>
          </table:table-cell>
          <table:table-cell table:style-name="ce54" office:value-type="string" calcext:value-type="string">
            <text:p>POLYGON</text:p>
          </table:table-cell>
          <table:table-cell office:value-type="string" calcext:value-type="string">
            <text:p>Top10NL: typewater = 'waterloop' </text:p>
          </table:table-cell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number-columns-repeated="5"/>
          <table:table-cell table:number-columns-repeated="7" table:style-name="ce8" office:value-type="string" calcext:value-type="string">
            <text:p>X</text:p>
          </table:table-cell>
          <table:table-cell table:style-name="ce32" office:value-type="string" calcext:value-type="string">
            <text:p>Top10NL</text:p>
          </table:table-cell>
          <table:table-cell table:style-name="ce55" office:value-type="string" calcext:value-type="string">
            <text:p>POLYGON</text:p>
          </table:table-cell>
          <table:table-cell office:value-type="string" calcext:value-type="string">
            <text:p>Top10NL: typefunctioneelgebied = 'natuurgebied, natuurreservaat' &amp; ST_Area(geometrie_multivlak_3857) &gt;= 10000000</text:p>
          </table:table-cell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number-columns-repeated="5"/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SM</text:p>
          </table:table-cell>
          <table:table-cell table:style-name="ce56" office:value-type="string" calcext:value-type="string">
            <text:p>POLYGON</text:p>
          </table:table-cell>
          <table:table-cell office:value-type="string" calcext:value-type="string">
            <text:p>OSM POI_POLYGON leisure park,garden,dog_park,golfcourse</text:p>
          </table:table-cell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8" table:number-columns-repeated="7"/>
          <table:table-cell table:number-columns-repeated="4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OSM</text:p>
          </table:table-cell>
          <table:table-cell table:style-name="Default" office:value-type="string" calcext:value-type="string">
            <text:p>POINT</text:p>
          </table:table-cell>
          <table:table-cell office:value-type="string" calcext:value-type="string">
            <text:p>OSM POI_POINT leisure park,garden,dog_park,golfcourse</text:p>
          </table:table-cell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8" table:number-columns-repeated="7"/>
          <table:table-cell table:number-columns-repeated="5" table:style-name="ce8" office:value-type="string" calcext:value-type="string">
            <text:p>X</text:p>
          </table:table-cell>
          <table:table-cell table:style-name="ce33" office:value-type="string" calcext:value-type="string">
            <text:p>Top10NL</text:p>
          </table:table-cell>
          <table:table-cell table:style-name="ce57" office:value-type="string" calcext:value-type="string">
            <text:p>POLYGON</text:p>
          </table:table-cell>
          <table:table-cell office:value-type="string" calcext:value-type="string">
            <text:p>Top10NL: typefunctioneelgebied = 'natuurgebied, natuurreservaat' &amp; ST_Area(geometrie_multivlak_3857) &lt; 10000000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3"/>
          <table:table-cell table:style-name="ce8" table:number-columns-repeated="11"/>
          <table:table-cell table:style-name="ce8" office:value-type="string" calcext:value-type="string">
            <text:p>X</text:p>
          </table:table-cell>
          <table:table-cell table:style-name="ce34" office:value-type="string" calcext:value-type="string">
            <text:p>BGT</text:p>
          </table:table-cell>
          <table:table-cell table:style-name="ce58" office:value-type="string" calcext:value-type="string">
            <text:p>POINT</text:p>
          </table:table-cell>
          <table:table-cell table:style-name="ce60"/>
        </table:table-row>
        <table:table-row table:style-name="ro1">
          <table:table-cell table:number-columns-repeated="3"/>
          <table:table-cell table:style-name="Default" table:number-columns-repeated="13"/>
          <table:table-cell/>
          <table:table-cell table:style-name="Default"/>
          <table:table-cell table:style-name="ce60"/>
        </table:table-row>
        <table:table-row table:style-name="ro1">
          <table:table-cell table:number-columns-repeated="4"/>
          <table:table-cell table:style-name="Default" table:number-columns-repeated="12"/>
          <table:table-cell/>
          <table:table-cell table:style-name="Default" table:number-columns-repeated="2"/>
        </table:table-row>
        <calcext:conditional-formats>
          <calcext:conditional-format calcext:target-range-address="Sheet1.E2:Sheet1.P7">
            <calcext:condition calcext:apply-style-name="Untitled2" calcext:value="=&quot;X&quot;" calcext:base-cell-address="Sheet1.E2"/>
          </calcext:conditional-format>
          <calcext:conditional-format calcext:target-range-address="Sheet1.E9:Sheet1.Q9 Sheet1.E27:Sheet1.K35 Sheet1.N27:Sheet1.P28 Sheet1.L34:Sheet1.P35 Sheet1.L27:Sheet1.M32 Sheet1.E10:Sheet1.P25 Sheet1.N29:Sheet1.P31">
            <calcext:condition calcext:apply-style-name="Untitled3" calcext:value="=&quot;X&quot;" calcext:base-cell-address="Sheet1.E9"/>
          </calcext:conditional-format>
          <calcext:conditional-format calcext:target-range-address="Sheet1.E9:Sheet1.Q9 Sheet1.E10:Sheet1.P25">
            <calcext:condition calcext:apply-style-name="Untitled4" calcext:value="=&quot;X&quot;" calcext:base-cell-address="Sheet1.E9"/>
          </calcext:conditional-format>
          <calcext:conditional-format calcext:target-range-address="Sheet1.N32:Sheet1.Q32">
            <calcext:condition calcext:apply-style-name="Untitled3" calcext:value="=&quot;X&quot;" calcext:base-cell-address="Sheet1.N32"/>
          </calcext:conditional-format>
          <calcext:conditional-format calcext:target-range-address="Sheet1.L33:Sheet1.O33">
            <calcext:condition calcext:apply-style-name="Untitled3" calcext:value="=&quot;X&quot;" calcext:base-cell-address="Sheet1.L33"/>
          </calcext:conditional-format>
          <calcext:conditional-format calcext:target-range-address="Sheet1.Q10:Sheet1.Q10">
            <calcext:condition calcext:apply-style-name="Untitled3" calcext:value="=&quot;X&quot;" calcext:base-cell-address="Sheet1.Q10"/>
          </calcext:conditional-format>
          <calcext:conditional-format calcext:target-range-address="Sheet1.Q10:Sheet1.Q10">
            <calcext:condition calcext:apply-style-name="Untitled4" calcext:value="=&quot;X&quot;" calcext:base-cell-address="Sheet1.Q10"/>
          </calcext:conditional-format>
          <calcext:conditional-format calcext:target-range-address="Sheet1.Q11:Sheet1.Q11">
            <calcext:condition calcext:apply-style-name="Untitled3" calcext:value="=&quot;X&quot;" calcext:base-cell-address="Sheet1.Q11"/>
          </calcext:conditional-format>
          <calcext:conditional-format calcext:target-range-address="Sheet1.Q11:Sheet1.Q11">
            <calcext:condition calcext:apply-style-name="Untitled4" calcext:value="=&quot;X&quot;" calcext:base-cell-address="Sheet1.Q11"/>
          </calcext:conditional-format>
          <calcext:conditional-format calcext:target-range-address="Sheet1.Q12:Sheet1.Q12">
            <calcext:condition calcext:apply-style-name="Untitled3" calcext:value="=&quot;X&quot;" calcext:base-cell-address="Sheet1.Q12"/>
          </calcext:conditional-format>
          <calcext:conditional-format calcext:target-range-address="Sheet1.Q12:Sheet1.Q12">
            <calcext:condition calcext:apply-style-name="Untitled4" calcext:value="=&quot;X&quot;" calcext:base-cell-address="Sheet1.Q12"/>
          </calcext:conditional-format>
          <calcext:conditional-format calcext:target-range-address="Sheet1.Q13:Sheet1.Q13">
            <calcext:condition calcext:apply-style-name="Untitled3" calcext:value="=&quot;X&quot;" calcext:base-cell-address="Sheet1.Q13"/>
          </calcext:conditional-format>
          <calcext:conditional-format calcext:target-range-address="Sheet1.Q13:Sheet1.Q13">
            <calcext:condition calcext:apply-style-name="Untitled4" calcext:value="=&quot;X&quot;" calcext:base-cell-address="Sheet1.Q13"/>
          </calcext:conditional-format>
          <calcext:conditional-format calcext:target-range-address="Sheet1.Q14:Sheet1.Q14">
            <calcext:condition calcext:apply-style-name="Untitled3" calcext:value="=&quot;X&quot;" calcext:base-cell-address="Sheet1.Q14"/>
          </calcext:conditional-format>
          <calcext:conditional-format calcext:target-range-address="Sheet1.Q14:Sheet1.Q14">
            <calcext:condition calcext:apply-style-name="Untitled4" calcext:value="=&quot;X&quot;" calcext:base-cell-address="Sheet1.Q14"/>
          </calcext:conditional-format>
          <calcext:conditional-format calcext:target-range-address="Sheet1.Q15:Sheet1.Q15">
            <calcext:condition calcext:apply-style-name="Untitled3" calcext:value="=&quot;X&quot;" calcext:base-cell-address="Sheet1.Q15"/>
          </calcext:conditional-format>
          <calcext:conditional-format calcext:target-range-address="Sheet1.Q15:Sheet1.Q15">
            <calcext:condition calcext:apply-style-name="Untitled4" calcext:value="=&quot;X&quot;" calcext:base-cell-address="Sheet1.Q15"/>
          </calcext:conditional-format>
          <calcext:conditional-format calcext:target-range-address="Sheet1.Q16:Sheet1.Q16">
            <calcext:condition calcext:apply-style-name="Untitled3" calcext:value="=&quot;X&quot;" calcext:base-cell-address="Sheet1.Q16"/>
          </calcext:conditional-format>
          <calcext:conditional-format calcext:target-range-address="Sheet1.Q16:Sheet1.Q16">
            <calcext:condition calcext:apply-style-name="Untitled4" calcext:value="=&quot;X&quot;" calcext:base-cell-address="Sheet1.Q16"/>
          </calcext:conditional-format>
          <calcext:conditional-format calcext:target-range-address="Sheet1.Q17:Sheet1.Q17">
            <calcext:condition calcext:apply-style-name="Untitled3" calcext:value="=&quot;X&quot;" calcext:base-cell-address="Sheet1.Q17"/>
          </calcext:conditional-format>
          <calcext:conditional-format calcext:target-range-address="Sheet1.Q17:Sheet1.Q17">
            <calcext:condition calcext:apply-style-name="Untitled4" calcext:value="=&quot;X&quot;" calcext:base-cell-address="Sheet1.Q17"/>
          </calcext:conditional-format>
          <calcext:conditional-format calcext:target-range-address="Sheet1.Q18:Sheet1.R18">
            <calcext:condition calcext:apply-style-name="Untitled3" calcext:value="=&quot;X&quot;" calcext:base-cell-address="Sheet1.Q18"/>
          </calcext:conditional-format>
          <calcext:conditional-format calcext:target-range-address="Sheet1.Q18:Sheet1.R18">
            <calcext:condition calcext:apply-style-name="Untitled4" calcext:value="=&quot;X&quot;" calcext:base-cell-address="Sheet1.Q18"/>
          </calcext:conditional-format>
          <calcext:conditional-format calcext:target-range-address="Sheet1.Q19:Sheet1.Q19">
            <calcext:condition calcext:apply-style-name="Untitled3" calcext:value="=&quot;X&quot;" calcext:base-cell-address="Sheet1.Q19"/>
          </calcext:conditional-format>
          <calcext:conditional-format calcext:target-range-address="Sheet1.Q19:Sheet1.Q19">
            <calcext:condition calcext:apply-style-name="Untitled4" calcext:value="=&quot;X&quot;" calcext:base-cell-address="Sheet1.Q19"/>
          </calcext:conditional-format>
          <calcext:conditional-format calcext:target-range-address="Sheet1.Q20:Sheet1.R20">
            <calcext:condition calcext:apply-style-name="Untitled3" calcext:value="=&quot;X&quot;" calcext:base-cell-address="Sheet1.Q20"/>
          </calcext:conditional-format>
          <calcext:conditional-format calcext:target-range-address="Sheet1.Q20:Sheet1.R20">
            <calcext:condition calcext:apply-style-name="Untitled4" calcext:value="=&quot;X&quot;" calcext:base-cell-address="Sheet1.Q20"/>
          </calcext:conditional-format>
          <calcext:conditional-format calcext:target-range-address="Sheet1.Q21:Sheet1.Q21">
            <calcext:condition calcext:apply-style-name="Untitled3" calcext:value="=&quot;X&quot;" calcext:base-cell-address="Sheet1.Q21"/>
          </calcext:conditional-format>
          <calcext:conditional-format calcext:target-range-address="Sheet1.Q21:Sheet1.Q21">
            <calcext:condition calcext:apply-style-name="Untitled4" calcext:value="=&quot;X&quot;" calcext:base-cell-address="Sheet1.Q21"/>
          </calcext:conditional-format>
          <calcext:conditional-format calcext:target-range-address="Sheet1.Q22:Sheet1.Q22">
            <calcext:condition calcext:apply-style-name="Untitled3" calcext:value="=&quot;X&quot;" calcext:base-cell-address="Sheet1.Q22"/>
          </calcext:conditional-format>
          <calcext:conditional-format calcext:target-range-address="Sheet1.Q22:Sheet1.Q22">
            <calcext:condition calcext:apply-style-name="Untitled4" calcext:value="=&quot;X&quot;" calcext:base-cell-address="Sheet1.Q22"/>
          </calcext:conditional-format>
          <calcext:conditional-format calcext:target-range-address="Sheet1.Q23:Sheet1.Q23">
            <calcext:condition calcext:apply-style-name="Untitled3" calcext:value="=&quot;X&quot;" calcext:base-cell-address="Sheet1.Q23"/>
          </calcext:conditional-format>
          <calcext:conditional-format calcext:target-range-address="Sheet1.Q23:Sheet1.Q23">
            <calcext:condition calcext:apply-style-name="Untitled4" calcext:value="=&quot;X&quot;" calcext:base-cell-address="Sheet1.Q23"/>
          </calcext:conditional-format>
          <calcext:conditional-format calcext:target-range-address="Sheet1.Q24:Sheet1.Q24">
            <calcext:condition calcext:apply-style-name="Untitled3" calcext:value="=&quot;X&quot;" calcext:base-cell-address="Sheet1.Q24"/>
          </calcext:conditional-format>
          <calcext:conditional-format calcext:target-range-address="Sheet1.Q24:Sheet1.Q24">
            <calcext:condition calcext:apply-style-name="Untitled4" calcext:value="=&quot;X&quot;" calcext:base-cell-address="Sheet1.Q24"/>
          </calcext:conditional-format>
          <calcext:conditional-format calcext:target-range-address="Sheet1.Q25:Sheet1.Q25">
            <calcext:condition calcext:apply-style-name="Untitled3" calcext:value="=&quot;X&quot;" calcext:base-cell-address="Sheet1.Q25"/>
          </calcext:conditional-format>
          <calcext:conditional-format calcext:target-range-address="Sheet1.Q25:Sheet1.Q25">
            <calcext:condition calcext:apply-style-name="Untitled4" calcext:value="=&quot;X&quot;" calcext:base-cell-address="Sheet1.Q25"/>
          </calcext:conditional-format>
          <calcext:conditional-format calcext:target-range-address="Sheet1.Q29:Sheet1.Q29">
            <calcext:condition calcext:apply-style-name="Untitled3" calcext:value="=&quot;X&quot;" calcext:base-cell-address="Sheet1.Q29"/>
          </calcext:conditional-format>
          <calcext:conditional-format calcext:target-range-address="Sheet1.Q29:Sheet1.Q29">
            <calcext:condition calcext:apply-style-name="Untitled4" calcext:value="=&quot;X&quot;" calcext:base-cell-address="Sheet1.Q29"/>
          </calcext:conditional-format>
          <calcext:conditional-format calcext:target-range-address="Sheet1.Q30:Sheet1.Q30">
            <calcext:condition calcext:apply-style-name="Untitled3" calcext:value="=&quot;X&quot;" calcext:base-cell-address="Sheet1.Q30"/>
          </calcext:conditional-format>
          <calcext:conditional-format calcext:target-range-address="Sheet1.Q30:Sheet1.Q30">
            <calcext:condition calcext:apply-style-name="Untitled4" calcext:value="=&quot;X&quot;" calcext:base-cell-address="Sheet1.Q30"/>
          </calcext:conditional-format>
          <calcext:conditional-format calcext:target-range-address="Sheet1.Q31:Sheet1.Q31">
            <calcext:condition calcext:apply-style-name="Untitled3" calcext:value="=&quot;X&quot;" calcext:base-cell-address="Sheet1.Q31"/>
          </calcext:conditional-format>
          <calcext:conditional-format calcext:target-range-address="Sheet1.Q31:Sheet1.Q31">
            <calcext:condition calcext:apply-style-name="Untitled4" calcext:value="=&quot;X&quot;" calcext:base-cell-address="Sheet1.Q31"/>
          </calcext:conditional-format>
          <calcext:conditional-format calcext:target-range-address="Sheet1.Q27:Sheet1.Q27">
            <calcext:condition calcext:apply-style-name="Untitled3" calcext:value="=&quot;X&quot;" calcext:base-cell-address="Sheet1.Q27"/>
          </calcext:conditional-format>
          <calcext:conditional-format calcext:target-range-address="Sheet1.Q27:Sheet1.Q27">
            <calcext:condition calcext:apply-style-name="Untitled4" calcext:value="=&quot;X&quot;" calcext:base-cell-address="Sheet1.Q27"/>
          </calcext:conditional-format>
          <calcext:conditional-format calcext:target-range-address="Sheet1.Q28:Sheet1.Q28">
            <calcext:condition calcext:apply-style-name="Untitled3" calcext:value="=&quot;X&quot;" calcext:base-cell-address="Sheet1.Q28"/>
          </calcext:conditional-format>
          <calcext:conditional-format calcext:target-range-address="Sheet1.Q28:Sheet1.Q28">
            <calcext:condition calcext:apply-style-name="Untitled4" calcext:value="=&quot;X&quot;" calcext:base-cell-address="Sheet1.Q28"/>
          </calcext:conditional-format>
          <calcext:conditional-format calcext:target-range-address="Sheet1.Q34:Sheet1.Q34">
            <calcext:condition calcext:apply-style-name="Untitled3" calcext:value="=&quot;X&quot;" calcext:base-cell-address="Sheet1.Q34"/>
          </calcext:conditional-format>
          <calcext:conditional-format calcext:target-range-address="Sheet1.Q34:Sheet1.Q34">
            <calcext:condition calcext:apply-style-name="Untitled4" calcext:value="=&quot;X&quot;" calcext:base-cell-address="Sheet1.Q34"/>
          </calcext:conditional-format>
          <calcext:conditional-format calcext:target-range-address="Sheet1.Q35:Sheet1.Q35">
            <calcext:condition calcext:apply-style-name="Untitled3" calcext:value="=&quot;X&quot;" calcext:base-cell-address="Sheet1.Q35"/>
          </calcext:conditional-format>
          <calcext:conditional-format calcext:target-range-address="Sheet1.Q35:Sheet1.Q35">
            <calcext:condition calcext:apply-style-name="Untitled4" calcext:value="=&quot;X&quot;" calcext:base-cell-address="Sheet1.Q35"/>
          </calcext:conditional-format>
          <calcext:conditional-format calcext:target-range-address="Sheet1.R19:Sheet1.R19">
            <calcext:condition calcext:apply-style-name="Untitled3" calcext:value="=&quot;X&quot;" calcext:base-cell-address="Sheet1.R19"/>
          </calcext:conditional-format>
          <calcext:conditional-format calcext:target-range-address="Sheet1.R19:Sheet1.R19">
            <calcext:condition calcext:apply-style-name="Untitled4" calcext:value="=&quot;X&quot;" calcext:base-cell-address="Sheet1.R19"/>
          </calcext:conditional-format>
          <calcext:conditional-format calcext:target-range-address="Sheet1.R21:Sheet1.R21">
            <calcext:condition calcext:apply-style-name="Untitled3" calcext:value="=&quot;X&quot;" calcext:base-cell-address="Sheet1.R21"/>
          </calcext:conditional-format>
          <calcext:conditional-format calcext:target-range-address="Sheet1.R21:Sheet1.R21">
            <calcext:condition calcext:apply-style-name="Untitled4" calcext:value="=&quot;X&quot;" calcext:base-cell-address="Sheet1.R21"/>
          </calcext:conditional-format>
          <calcext:conditional-format calcext:target-range-address="Sheet1.R22:Sheet1.R22">
            <calcext:condition calcext:apply-style-name="Untitled3" calcext:value="=&quot;X&quot;" calcext:base-cell-address="Sheet1.R22"/>
          </calcext:conditional-format>
          <calcext:conditional-format calcext:target-range-address="Sheet1.R22:Sheet1.R22">
            <calcext:condition calcext:apply-style-name="Untitled4" calcext:value="=&quot;X&quot;" calcext:base-cell-address="Sheet1.R22"/>
          </calcext:conditional-format>
          <calcext:conditional-format calcext:target-range-address="Sheet1.R17:Sheet1.R17">
            <calcext:condition calcext:apply-style-name="Untitled3" calcext:value="=&quot;X&quot;" calcext:base-cell-address="Sheet1.R17"/>
          </calcext:conditional-format>
          <calcext:conditional-format calcext:target-range-address="Sheet1.R17:Sheet1.R17">
            <calcext:condition calcext:apply-style-name="Untitled4" calcext:value="=&quot;X&quot;" calcext:base-cell-address="Sheet1.R17"/>
          </calcext:conditional-format>
          <calcext:conditional-format calcext:target-range-address="Sheet1.R23:Sheet1.R23">
            <calcext:condition calcext:apply-style-name="Untitled3" calcext:value="=&quot;X&quot;" calcext:base-cell-address="Sheet1.R23"/>
          </calcext:conditional-format>
          <calcext:conditional-format calcext:target-range-address="Sheet1.R23:Sheet1.R23">
            <calcext:condition calcext:apply-style-name="Untitled4" calcext:value="=&quot;X&quot;" calcext:base-cell-address="Sheet1.R23"/>
          </calcext:conditional-format>
          <calcext:conditional-format calcext:target-range-address="Sheet1.R24:Sheet1.R24">
            <calcext:condition calcext:apply-style-name="Untitled3" calcext:value="=&quot;X&quot;" calcext:base-cell-address="Sheet1.R24"/>
          </calcext:conditional-format>
          <calcext:conditional-format calcext:target-range-address="Sheet1.R24:Sheet1.R24">
            <calcext:condition calcext:apply-style-name="Untitled4" calcext:value="=&quot;X&quot;" calcext:base-cell-address="Sheet1.R24"/>
          </calcext:conditional-format>
          <calcext:conditional-format calcext:target-range-address="Sheet1.R25:Sheet1.R25">
            <calcext:condition calcext:apply-style-name="Untitled3" calcext:value="=&quot;X&quot;" calcext:base-cell-address="Sheet1.R25"/>
          </calcext:conditional-format>
          <calcext:conditional-format calcext:target-range-address="Sheet1.R25:Sheet1.R25">
            <calcext:condition calcext:apply-style-name="Untitled4" calcext:value="=&quot;X&quot;" calcext:base-cell-address="Sheet1.R25"/>
          </calcext:conditional-format>
          <calcext:conditional-format calcext:target-range-address="Sheet1.R9:Sheet1.R9">
            <calcext:condition calcext:apply-style-name="Untitled3" calcext:value="=&quot;X&quot;" calcext:base-cell-address="Sheet1.R9"/>
          </calcext:conditional-format>
          <calcext:conditional-format calcext:target-range-address="Sheet1.R9:Sheet1.R9">
            <calcext:condition calcext:apply-style-name="Untitled4" calcext:value="=&quot;X&quot;" calcext:base-cell-address="Sheet1.R9"/>
          </calcext:conditional-format>
          <calcext:conditional-format calcext:target-range-address="Sheet1.R10:Sheet1.R10">
            <calcext:condition calcext:apply-style-name="Untitled3" calcext:value="=&quot;X&quot;" calcext:base-cell-address="Sheet1.R10"/>
          </calcext:conditional-format>
          <calcext:conditional-format calcext:target-range-address="Sheet1.R10:Sheet1.R10">
            <calcext:condition calcext:apply-style-name="Untitled4" calcext:value="=&quot;X&quot;" calcext:base-cell-address="Sheet1.R10"/>
          </calcext:conditional-format>
          <calcext:conditional-format calcext:target-range-address="Sheet1.R11:Sheet1.R11">
            <calcext:condition calcext:apply-style-name="Untitled3" calcext:value="=&quot;X&quot;" calcext:base-cell-address="Sheet1.R11"/>
          </calcext:conditional-format>
          <calcext:conditional-format calcext:target-range-address="Sheet1.R11:Sheet1.R11">
            <calcext:condition calcext:apply-style-name="Untitled4" calcext:value="=&quot;X&quot;" calcext:base-cell-address="Sheet1.R11"/>
          </calcext:conditional-format>
          <calcext:conditional-format calcext:target-range-address="Sheet1.R12:Sheet1.R12">
            <calcext:condition calcext:apply-style-name="Untitled3" calcext:value="=&quot;X&quot;" calcext:base-cell-address="Sheet1.R12"/>
          </calcext:conditional-format>
          <calcext:conditional-format calcext:target-range-address="Sheet1.R12:Sheet1.R12">
            <calcext:condition calcext:apply-style-name="Untitled4" calcext:value="=&quot;X&quot;" calcext:base-cell-address="Sheet1.R12"/>
          </calcext:conditional-format>
          <calcext:conditional-format calcext:target-range-address="Sheet1.R13:Sheet1.R13">
            <calcext:condition calcext:apply-style-name="Untitled3" calcext:value="=&quot;X&quot;" calcext:base-cell-address="Sheet1.R13"/>
          </calcext:conditional-format>
          <calcext:conditional-format calcext:target-range-address="Sheet1.R13:Sheet1.R13">
            <calcext:condition calcext:apply-style-name="Untitled4" calcext:value="=&quot;X&quot;" calcext:base-cell-address="Sheet1.R13"/>
          </calcext:conditional-format>
          <calcext:conditional-format calcext:target-range-address="Sheet1.R14:Sheet1.R14">
            <calcext:condition calcext:apply-style-name="Untitled3" calcext:value="=&quot;X&quot;" calcext:base-cell-address="Sheet1.R14"/>
          </calcext:conditional-format>
          <calcext:conditional-format calcext:target-range-address="Sheet1.R14:Sheet1.R14">
            <calcext:condition calcext:apply-style-name="Untitled4" calcext:value="=&quot;X&quot;" calcext:base-cell-address="Sheet1.R14"/>
          </calcext:conditional-format>
          <calcext:conditional-format calcext:target-range-address="Sheet1.R15:Sheet1.R15">
            <calcext:condition calcext:apply-style-name="Untitled3" calcext:value="=&quot;X&quot;" calcext:base-cell-address="Sheet1.R15"/>
          </calcext:conditional-format>
          <calcext:conditional-format calcext:target-range-address="Sheet1.R15:Sheet1.R15">
            <calcext:condition calcext:apply-style-name="Untitled4" calcext:value="=&quot;X&quot;" calcext:base-cell-address="Sheet1.R15"/>
          </calcext:conditional-format>
          <calcext:conditional-format calcext:target-range-address="Sheet1.R16:Sheet1.R16">
            <calcext:condition calcext:apply-style-name="Untitled3" calcext:value="=&quot;X&quot;" calcext:base-cell-address="Sheet1.R16"/>
          </calcext:conditional-format>
          <calcext:conditional-format calcext:target-range-address="Sheet1.R16:Sheet1.R16">
            <calcext:condition calcext:apply-style-name="Untitled4" calcext:value="=&quot;X&quot;" calcext:base-cell-address="Sheet1.R16"/>
          </calcext:conditional-format>
          <calcext:conditional-format calcext:target-range-address="Sheet1.R27:Sheet1.R27">
            <calcext:condition calcext:apply-style-name="Untitled3" calcext:value="=&quot;X&quot;" calcext:base-cell-address="Sheet1.R27"/>
          </calcext:conditional-format>
          <calcext:conditional-format calcext:target-range-address="Sheet1.R27:Sheet1.R27">
            <calcext:condition calcext:apply-style-name="Untitled4" calcext:value="=&quot;X&quot;" calcext:base-cell-address="Sheet1.R27"/>
          </calcext:conditional-format>
          <calcext:conditional-format calcext:target-range-address="Sheet1.R28:Sheet1.R28">
            <calcext:condition calcext:apply-style-name="Untitled3" calcext:value="=&quot;X&quot;" calcext:base-cell-address="Sheet1.R28"/>
          </calcext:conditional-format>
          <calcext:conditional-format calcext:target-range-address="Sheet1.R28:Sheet1.R28">
            <calcext:condition calcext:apply-style-name="Untitled4" calcext:value="=&quot;X&quot;" calcext:base-cell-address="Sheet1.R28"/>
          </calcext:conditional-format>
          <calcext:conditional-format calcext:target-range-address="Sheet1.R29:Sheet1.R29">
            <calcext:condition calcext:apply-style-name="Untitled3" calcext:value="=&quot;X&quot;" calcext:base-cell-address="Sheet1.R29"/>
          </calcext:conditional-format>
          <calcext:conditional-format calcext:target-range-address="Sheet1.R29:Sheet1.R29">
            <calcext:condition calcext:apply-style-name="Untitled4" calcext:value="=&quot;X&quot;" calcext:base-cell-address="Sheet1.R29"/>
          </calcext:conditional-format>
          <calcext:conditional-format calcext:target-range-address="Sheet1.R30:Sheet1.R30">
            <calcext:condition calcext:apply-style-name="Untitled3" calcext:value="=&quot;X&quot;" calcext:base-cell-address="Sheet1.R30"/>
          </calcext:conditional-format>
          <calcext:conditional-format calcext:target-range-address="Sheet1.R30:Sheet1.R30">
            <calcext:condition calcext:apply-style-name="Untitled4" calcext:value="=&quot;X&quot;" calcext:base-cell-address="Sheet1.R30"/>
          </calcext:conditional-format>
          <calcext:conditional-format calcext:target-range-address="Sheet1.R31:Sheet1.R31">
            <calcext:condition calcext:apply-style-name="Untitled3" calcext:value="=&quot;X&quot;" calcext:base-cell-address="Sheet1.R31"/>
          </calcext:conditional-format>
          <calcext:conditional-format calcext:target-range-address="Sheet1.R31:Sheet1.R31">
            <calcext:condition calcext:apply-style-name="Untitled4" calcext:value="=&quot;X&quot;" calcext:base-cell-address="Sheet1.R31"/>
          </calcext:conditional-format>
          <calcext:conditional-format calcext:target-range-address="Sheet1.R32:Sheet1.R32">
            <calcext:condition calcext:apply-style-name="Untitled3" calcext:value="=&quot;X&quot;" calcext:base-cell-address="Sheet1.R32"/>
          </calcext:conditional-format>
          <calcext:conditional-format calcext:target-range-address="Sheet1.R32:Sheet1.R32">
            <calcext:condition calcext:apply-style-name="Untitled4" calcext:value="=&quot;X&quot;" calcext:base-cell-address="Sheet1.R32"/>
          </calcext:conditional-format>
          <calcext:conditional-format calcext:target-range-address="Sheet1.R34:Sheet1.R34">
            <calcext:condition calcext:apply-style-name="Untitled3" calcext:value="=&quot;X&quot;" calcext:base-cell-address="Sheet1.R34"/>
          </calcext:conditional-format>
          <calcext:conditional-format calcext:target-range-address="Sheet1.R34:Sheet1.R34">
            <calcext:condition calcext:apply-style-name="Untitled4" calcext:value="=&quot;X&quot;" calcext:base-cell-address="Sheet1.R34"/>
          </calcext:conditional-format>
          <calcext:conditional-format calcext:target-range-address="Sheet1.R35:Sheet1.R35">
            <calcext:condition calcext:apply-style-name="Untitled3" calcext:value="=&quot;X&quot;" calcext:base-cell-address="Sheet1.R35"/>
          </calcext:conditional-format>
          <calcext:conditional-format calcext:target-range-address="Sheet1.R35:Sheet1.R35">
            <calcext:condition calcext:apply-style-name="Untitled4" calcext:value="=&quot;X&quot;" calcext:base-cell-address="Sheet1.R35"/>
          </calcext:conditional-format>
          <calcext:conditional-format calcext:target-range-address="Sheet1.R2:Sheet1.R7">
            <calcext:condition calcext:apply-style-name="Untitled2" calcext:value="=&quot;X&quot;" calcext:base-cell-address="Sheet1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eeeee"/>
    </style:style>
    <style:style style:name="Untitled2" style:family="table-cell" style:parent-style-name="Default">
      <style:table-cell-properties fo:background-color="#eeeeee"/>
    </style:style>
    <style:style style:name="Untitled3" style:family="table-cell" style:parent-style-name="Default">
      <style:table-cell-properties fo:background-color="#eeeeee"/>
    </style:style>
    <style:style style:name="Untitled4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-00-0000</text:date>, <text:time style:data-style-name="N2" text:time-value="15:31:14.182369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9:44:36.303782363</meta:creation-date>
    <dc:date>2019-06-05T15:44:36.194893365</dc:date>
    <meta:editing-duration>PT2H24M1S</meta:editing-duration>
    <meta:editing-cycles>28</meta:editing-cycles>
    <meta:generator>LibreOffice/5.1.6.2$Linux_X86_64 LibreOffice_project/10m0$Build-2</meta:generator>
    <meta:document-statistic meta:table-count="1" meta:cell-count="420" meta:object-count="0"/>
  </office:meta>
</office:document-meta>
</file>